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10000200000003AC000002C04370C388FC221A6A.png" manifest:media-type="image/png"/>
  <manifest:file-entry manifest:full-path="Pictures/10000200000003AC000002C03E90ED9E8C8D32DB.png" manifest:media-type="image/png"/>
  <manifest:file-entry manifest:full-path="Pictures/10000200000003AC000002C01B4BC8AC0A3E0D20.png" manifest:media-type="image/png"/>
  <manifest:file-entry manifest:full-path="Pictures/2000000E0000634100004A4C2A08177FA3DF9654.svm" manifest:media-type="image/x-svm"/>
  <manifest:file-entry manifest:full-path="Pictures/10000200000003AC000002C098AC55A350DBAE03.png" manifest:media-type="image/png"/>
  <manifest:file-entry manifest:full-path="Pictures/2000000E0000634100004A4C8B8C0B6EC20B2683.svm" manifest:media-type="image/x-svm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8.3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0.7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8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10.10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035cm" fo:min-width="10.1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3.1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7cm" fo:min-width="2.89cm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15" style:family="graphic" style:parent-style-name="Default_5f_1">
      <style:graphic-properties svg:stroke-color="#000000" draw:fill-color="#ffffff" draw:textarea-horizontal-align="justify" draw:textarea-vertical-align="middle" draw:auto-grow-height="false" fo:min-height="1.092cm" fo:min-width="10.107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597cm" fo:min-width="3.103cm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597cm" fo:min-width="2.89cm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Default_5f_1">
      <style:graphic-properties svg:stroke-color="#000000" draw:fill-color="#ffffff" draw:textarea-horizontal-align="justify" draw:textarea-vertical-align="middle" draw:auto-grow-height="false" fo:min-height="1.236cm" fo:min-width="10.107cm"/>
    </style:style>
    <style:style style:name="gr20" style:family="graphic" style:parent-style-name="Default_5f_1">
      <style:graphic-properties svg:stroke-color="#000000" draw:fill-color="#ffffff" draw:textarea-horizontal-align="justify" draw:textarea-vertical-align="middle" draw:auto-grow-height="false" fo:min-height="1.206cm" fo:min-width="10.107cm"/>
    </style:style>
    <style:style style:name="gr21" style:family="graphic" style:parent-style-name="Default_5f_1">
      <style:graphic-properties svg:stroke-color="#000000" draw:fill-color="#ffffff" draw:textarea-horizontal-align="justify" draw:textarea-vertical-align="middle" draw:auto-grow-height="false" fo:min-height="1.15cm" fo:min-width="10.107cm"/>
    </style:style>
    <style:style style:name="gr22" style:family="graphic" style:parent-style-name="standard">
      <style:graphic-properties draw:stroke="none" draw:fill="none" fo:min-height="2.21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95cm" fo:min-width="6.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pr1" style:family="presentation" style:parent-style-name="Focus3-notes">
      <style:graphic-properties draw:fill-color="#ffffff" draw:auto-grow-height="true" fo:min-height="12.572cm"/>
    </style:style>
    <style:style style:name="pr2" style:family="presentation" style:parent-style-name="Focus3-notes">
      <style:graphic-properties draw:fill-color="#ffffff" fo:min-height="12.572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font-size="15.3999996185303pt"/>
    </style:style>
    <style:style style:name="P8" style:family="paragraph">
      <loext:graphic-properties draw:fill="none" draw:fill-color="#ffffff"/>
      <style:text-properties fo:font-size="15.3999996185303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color="#666666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text-properties fo:font-size="1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fo:font-size="14pt" fo:font-weight="bold" style:font-size-asian="24pt" style:font-weight-asian="bold" style:font-size-complex="24pt" style:font-weight-complex="bold"/>
    </style:style>
    <style:style style:name="T1" style:family="text">
      <style:text-properties fo:font-size="14pt" fo:font-weight="bold" style:font-size-asian="24pt" style:font-weight-asian="bold" style:font-size-complex="24pt" style:font-weight-complex="bold"/>
    </style:style>
    <style:style style:name="T2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>
        <office:forms form:automatic-focus="false" form:apply-design-mode="false"/>
        <draw:frame draw:style-name="gr1" draw:text-style-name="P2" draw:layer="layout" svg:width="2.39cm" svg:height="0.988cm" svg:x="10.6cm" svg:y="3.412cm">
          <draw:text-box>
            <text:p text:style-name="P1">MENU</text:p>
          </draw:text-box>
        </draw:frame>
        <draw:custom-shape draw:style-name="gr2" draw:text-style-name="P4" draw:layer="layout" svg:width="5cm" svg:height="2cm" svg:x="4cm" svg:y="7.424cm">
          <text:p text:style-name="P3">Sid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2cm" svg:x="4cm" svg:y="9.812cm">
          <text:p text:style-name="P3">Hot Beverag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2cm" svg:x="4cm" svg:y="12.212cm">
          <text:p text:style-name="P3">Cold Beverage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cm" svg:height="2cm" svg:x="4cm" svg:y="5.012cm">
          <text:p text:style-name="P3">Pastrie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8cm" svg:height="2cm" svg:x="9.4cm" svg:y="5cm">
          <text:p text:style-name="P3">Espresso</text:p>
          <text:p text:style-name="P3">£1.90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6cm" svg:x="15.6cm" svg:y="5.2cm">
          <text:p text:style-name="P3">+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8cm" svg:height="2cm" svg:x="9.4cm" svg:y="7.4cm">
          <text:p text:style-name="P3">Americano</text:p>
          <text:p text:style-name="P3">£1.69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6cm" svg:x="15.6cm" svg:y="7.6cm">
          <text:p text:style-name="P3">+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3.897cm" svg:height="0.988cm" svg:x="17.8cm" svg:y="1.024cm">
          <draw:text-box>
            <text:p text:style-name="P1">Staff Login</text:p>
          </draw:text-box>
        </draw:frame>
        <draw:custom-shape draw:style-name="gr5" draw:text-style-name="P3" draw:layer="layout" svg:width="5cm" svg:height="1.4cm" svg:x="13.4cm" svg:y="15.2cm">
          <text:p text:style-name="P3">Checkout 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cm" svg:height="2.2cm" svg:x="9.4cm" svg:y="9.8cm">
          <text:p text:style-name="P3">Flat White</text:p>
          <text:p text:style-name="P3">£1.69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6cm" svg:x="15.8cm" svg:y="10.4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.2cm" svg:height="0.6cm" svg:x="15.6cm" svg:y="6cm">
          <text:p text:style-name="P3">-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6cm" svg:height="0.988cm" svg:x="17cm" svg:y="5.6cm">
          <draw:text-box>
            <text:p text:style-name="P1">2</text:p>
          </draw:text-box>
        </draw:frame>
        <draw:custom-shape draw:style-name="gr4" draw:text-style-name="P3" draw:layer="layout" svg:width="1.2cm" svg:height="0.6cm" svg:x="15.6cm" svg:y="8.4cm">
          <text:p text:style-name="P3">-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6cm" svg:x="15.8cm" svg:y="11.2cm">
          <text:p text:style-name="P3">-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0.6cm" svg:height="0.988cm" svg:x="17.2cm" svg:y="7.8cm">
          <draw:text-box>
            <text:p text:style-name="P1">1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>
        <office:forms form:automatic-focus="false" form:apply-design-mode="false"/>
        <draw:custom-shape draw:style-name="gr10" draw:text-style-name="P6" draw:layer="layout" svg:width="10.607cm" svg:height="1.342cm" svg:x="10.793cm" svg:y="6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0.607cm" svg:height="1.285cm" svg:x="10.793cm" svg:y="8.8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03cm" svg:height="0.886cm" svg:x="5.971cm" svg:y="6.181cm">
          <draw:text-box>
            <text:p text:style-name="P7">Username</text:p>
          </draw:text-box>
        </draw:frame>
        <draw:frame draw:style-name="gr13" draw:text-style-name="P8" draw:layer="layout" svg:width="3.39cm" svg:height="0.886cm" svg:x="5.971cm" svg:y="9.096cm">
          <draw:text-box>
            <text:p text:style-name="P7">password</text:p>
          </draw:text-box>
        </draw:frame>
        <draw:frame draw:style-name="gr1" draw:text-style-name="P9" draw:layer="layout" svg:width="4.591cm" svg:height="0.988cm" svg:x="11.4cm" svg:y="3.6cm">
          <draw:text-box>
            <text:p>STAFF LOGIN</text:p>
          </draw:text-box>
        </draw:frame>
        <draw:custom-shape draw:style-name="gr14" draw:text-style-name="P10" draw:layer="layout" svg:width="5.2cm" svg:height="1.4cm" svg:x="16.2cm" svg:y="11.8cm">
          <text:p text:style-name="P10">Logi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>
        <office:forms form:automatic-focus="false" form:apply-design-mode="false"/>
        <draw:custom-shape draw:style-name="gr15" draw:text-style-name="P6" draw:layer="layout" svg:width="10.607cm" svg:height="1.342cm" svg:x="10.764cm" svg:y="5.61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603cm" svg:height="0.886cm" svg:x="5.942cm" svg:y="5.6cm">
          <draw:text-box>
            <text:p text:style-name="P7">Username</text:p>
          </draw:text-box>
        </draw:frame>
        <draw:frame draw:style-name="gr17" draw:text-style-name="P8" draw:layer="layout" svg:width="3.39cm" svg:height="0.886cm" svg:x="5.942cm" svg:y="8.515cm">
          <draw:text-box>
            <text:p text:style-name="P7">password</text:p>
          </draw:text-box>
        </draw:frame>
        <draw:frame draw:style-name="gr18" draw:text-style-name="P9" draw:layer="layout" svg:width="3.656cm" svg:height="0.988cm" svg:x="11.4cm" svg:y="3.6cm">
          <draw:text-box>
            <text:p>REGISTER</text:p>
          </draw:text-box>
        </draw:frame>
        <draw:custom-shape draw:style-name="gr19" draw:text-style-name="P6" draw:layer="layout" svg:width="10.607cm" svg:height="1.486cm" svg:x="10.765cm" svg:y="8.2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3.603cm" svg:height="0.886cm" svg:x="5.943cm" svg:y="5.601cm">
          <draw:text-box>
            <text:p text:style-name="P7">Username</text:p>
          </draw:text-box>
        </draw:frame>
        <draw:frame draw:style-name="gr17" draw:text-style-name="P8" draw:layer="layout" svg:width="3.39cm" svg:height="0.886cm" svg:x="5.943cm" svg:y="8.516cm">
          <draw:text-box>
            <text:p text:style-name="P7">password</text:p>
          </draw:text-box>
        </draw:frame>
        <draw:custom-shape draw:style-name="gr20" draw:text-style-name="P6" draw:layer="layout" svg:width="10.607cm" svg:height="1.456cm" svg:x="10.793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10.607cm" svg:height="1.4cm" svg:x="10.764cm" svg:y="13.41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603cm" svg:height="0.886cm" svg:x="5.972cm" svg:y="10.915cm">
          <draw:text-box>
            <text:p text:style-name="P7">Name</text:p>
          </draw:text-box>
        </draw:frame>
        <draw:frame draw:style-name="gr17" draw:text-style-name="P8" draw:layer="layout" svg:width="3.39cm" svg:height="0.886cm" svg:x="5.981cm" svg:y="13.619cm">
          <draw:text-box>
            <text:p text:style-name="P7">Email</text:p>
          </draw:text-box>
        </draw:frame>
        <draw:custom-shape draw:style-name="gr14" draw:text-style-name="P10" draw:layer="layout" svg:width="5.2cm" svg:height="1.4cm" svg:x="18cm" svg:y="16.2cm">
          <text:p text:style-name="P10">Sign up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>
        <office:forms form:automatic-focus="false" form:apply-design-mode="false"/>
        <draw:frame draw:style-name="gr1" draw:text-style-name="P9" draw:layer="layout" svg:width="5.878cm" svg:height="0.988cm" svg:x="8.4cm" svg:y="4.4cm">
          <draw:text-box>
            <text:p>Summary Report</text:p>
          </draw:text-box>
        </draw:frame>
        <draw:frame draw:style-name="gr1" draw:text-style-name="P9" draw:layer="layout" svg:width="4.761cm" svg:height="0.988cm" svg:x="8.4cm" svg:y="6.012cm">
          <draw:text-box>
            <text:p>Update Stock</text:p>
          </draw:text-box>
        </draw:frame>
        <draw:frame draw:style-name="gr1" draw:text-style-name="P9" draw:layer="layout" svg:width="4.172cm" svg:height="0.988cm" svg:x="8.4cm" svg:y="7.4cm">
          <draw:text-box>
            <text:p>View Stock </text:p>
          </draw:text-box>
        </draw:frame>
        <draw:frame draw:style-name="gr1" draw:text-style-name="P13" draw:layer="layout" svg:width="3.677cm" svg:height="0.988cm" svg:x="8.4cm" svg:y="10.2cm">
          <draw:text-box>
            <text:p text:style-name="P12">Edit Menu</text:p>
          </draw:text-box>
        </draw:frame>
        <draw:frame draw:style-name="gr1" draw:text-style-name="P13" draw:layer="layout" svg:width="3.622cm" svg:height="0.988cm" svg:x="8.4cm" svg:y="11.8cm">
          <draw:text-box>
            <text:p text:style-name="P12">Discounts</text:p>
          </draw:text-box>
        </draw:frame>
        <draw:frame draw:style-name="gr1" draw:text-style-name="P13" draw:layer="layout" svg:width="7.301cm" svg:height="0.988cm" svg:x="8.4cm" svg:y="13.412cm">
          <draw:text-box>
            <text:p text:style-name="P12">Confirm Stock Orders</text:p>
          </draw:text-box>
        </draw:frame>
        <draw:frame draw:style-name="gr1" draw:text-style-name="P9" draw:layer="layout" svg:width="4.549cm" svg:height="0.988cm" svg:x="8.428cm" svg:y="8.812cm">
          <draw:text-box>
            <text:p>View Orders 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>
        <office:forms form:automatic-focus="false" form:apply-design-mode="false"/>
        <draw:frame draw:style-name="gr1" draw:text-style-name="P14" draw:layer="layout" svg:width="7.212cm" svg:height="1.725cm" svg:x="9.8cm" svg:y="3.6cm">
          <draw:text-box>
            <text:p text:style-name="P10">Order#001</text:p>
            <text:p text:style-name="P10">09:39AM-29-01-2019</text:p>
          </draw:text-box>
        </draw:frame>
        <draw:frame draw:style-name="gr22" draw:text-style-name="P15" draw:layer="layout" svg:width="10.721cm" svg:height="8.358cm" svg:x="7.679cm" svg:y="6.011cm">
          <draw:text-box>
            <text:p>Espresso #387<text:tab/><text:tab/><text:tab/><text:tab/>1.90<text:tab/><text:tab/><text:tab/><text:tab/><text:tab/><text:tab/><text:tab/>*2</text:p>
            <text:p>Americano #764<text:tab/><text:tab/><text:tab/>1.69</text:p>
            <text:p><text:tab/><text:tab/><text:tab/><text:tab/><text:tab/></text:p>
            <text:p><text:tab/><text:tab/><text:tab/><text:tab/><text:tab/></text:p>
            <text:p><text:tab/><text:tab/><text:tab/><text:tab/><text:tab/>TOTAL 5.49</text:p>
            <text:p><text:tab/><text:tab/><text:tab/><text:tab/><text:tab/><text:tab/><text:tab/><text:tab/><text:tab/><text:tab/><text:tab/><text:tab/><text:tab/><text:tab/> <text:s text:c="5"/>4.95<text:tab/><text:tab/></text:p>
            <text:p><text:tab/><text:tab/><text:tab/><text:tab/><text:tab/><text:tab/><text:tab/><text:tab/><text:tab/><text:tab/><text:tab/><text:tab/><text:tab/><text:tab/><text:tab/><text:tab/></text:p>
          </draw:text-box>
        </draw:frame>
        <draw:custom-shape draw:style-name="gr23" draw:text-style-name="P6" draw:layer="layout" svg:width="7.2cm" svg:height="1.2cm" svg:x="12.6cm" svg:y="13cm">
          <text:p text:style-name="P10">832-329-849-823</text:p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8.4cm" svg:height="1.395cm" svg:x="4.4cm" svg:y="13.135cm">
          <draw:text-box>
            <text:p text:style-name="P16"><text:span text:style-name="T1">Membership/Discount Code</text:span></text:p>
          </draw:text-box>
        </draw:frame>
        <draw:custom-shape draw:style-name="gr25" draw:text-style-name="P10" draw:layer="layout" svg:width="3cm" svg:height="1cm" svg:x="20.4cm" svg:y="13.135cm">
          <text:p text:style-name="P10"><text:span text:style-name="T2">Validat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6cm" svg:height="0.988cm" svg:x="16.2cm" svg:y="8.412cm">
          <draw:text-box>
            <text:p>-10%</text:p>
          </draw:text-box>
        </draw:frame>
        <draw:custom-shape draw:style-name="gr25" draw:text-style-name="P10" draw:layer="layout" svg:width="3cm" svg:height="1cm" svg:x="20.4cm" svg:y="14.6cm">
          <text:p text:style-name="P10"><text:span text:style-name="T2">Pay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>
        <office:forms form:automatic-focus="false" form:apply-design-mode="false"/>
        <draw:frame draw:style-name="gr1" draw:text-style-name="P14" draw:layer="layout" svg:width="15.09cm" svg:height="2.462cm" svg:x="7.71cm" svg:y="6.538cm">
          <draw:text-box>
            <text:p text:style-name="P10">Thank you !</text:p>
            <text:p text:style-name="P10">*********************************************</text:p>
            <text:p text:style-name="P10">PLEASE WAIT FOR YOUR ORDER TO BE READY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28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7.3999996185303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42cm" fo:text-align="center" fo:text-indent="0cm">
        <style:tab-stops/>
      </style:paragraph-properties>
      <style:text-properties fo:font-size="23.5pt"/>
    </style:style>
    <style:style style:name="Focus-outline3" style:family="presentation" style:parent-style-name="Focus-outline2">
      <style:paragraph-properties fo:margin-left="0cm" fo:margin-right="0cm" fo:margin-top="0cm" fo:margin-bottom="0.256cm" fo:text-align="center" fo:text-indent="0cm">
        <style:tab-stops/>
      </style:paragraph-properties>
      <style:text-properties fo:font-size="20.1000003814697pt"/>
    </style:style>
    <style:style style:name="Focus-outline4" style:family="presentation" style:parent-style-name="Focus-outline3">
      <style:paragraph-properties fo:margin-left="0cm" fo:margin-right="0cm" fo:margin-top="0cm" fo:margin-bottom="0.171cm" fo:text-align="center" fo:text-indent="0cm">
        <style:tab-stops/>
      </style:paragraph-properties>
      <style:text-properties fo:font-size="17.2000007629395pt"/>
    </style:style>
    <style:style style:name="Focus-outline5" style:family="presentation" style:parent-style-name="Focus-outline4">
      <style:paragraph-properties fo:margin-left="0cm" fo:margin-right="0cm" fo:margin-top="0cm" fo:margin-bottom="0.085cm" fo:text-align="center" fo:text-indent="0cm">
        <style:tab-stops/>
      </style:paragraph-properties>
      <style:text-properties fo:font-size="14.8000001907349pt"/>
    </style:style>
    <style:style style:name="Focus-outline6" style:family="presentation" style:parent-style-name="Focus-outline5">
      <style:paragraph-properties fo:margin-left="0cm" fo:margin-right="0cm" fo:margin-top="0cm" fo:margin-bottom="0.085cm" fo:text-align="center" fo:text-indent="0cm">
        <style:tab-stops/>
      </style:paragraph-properties>
      <style:text-properties fo:font-size="12.6000003814697pt"/>
    </style:style>
    <style:style style:name="Focus-outline7" style:family="presentation" style:parent-style-name="Focus-outline6">
      <style:paragraph-properties fo:margin-left="0cm" fo:margin-right="0cm" fo:margin-top="0cm" fo:margin-bottom="0.085cm" fo:text-align="center" fo:text-indent="0cm">
        <style:tab-stops/>
      </style:paragraph-properties>
      <style:text-properties fo:font-size="10.8000001907349pt"/>
    </style:style>
    <style:style style:name="Focus-outline8" style:family="presentation" style:parent-style-name="Focus-outline7">
      <style:paragraph-properties fo:margin-left="0cm" fo:margin-right="0cm" fo:margin-top="0cm" fo:margin-bottom="0.085cm" fo:text-indent="0cm"/>
      <style:text-properties fo:font-size="9.30000019073486pt"/>
    </style:style>
    <style:style style:name="Focus-outline9" style:family="presentation" style:parent-style-name="Focus-outline8">
      <style:paragraph-properties fo:margin-left="0cm" fo:margin-right="0cm" fo:margin-top="0cm" fo:margin-bottom="0.085cm" fo:text-indent="0cm"/>
      <style:text-properties fo:font-size="7.9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37.7000007629395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2.2999992370605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342cm" fo:text-indent="0cm"/>
      <style:text-properties fo:font-size="19.1000003814697pt"/>
    </style:style>
    <style:style style:name="Focus1-outline3" style:family="presentation" style:parent-style-name="Focus1-outline2">
      <style:paragraph-properties fo:margin-left="0cm" fo:margin-right="0cm" fo:margin-top="0cm" fo:margin-bottom="0.256cm" fo:text-indent="0cm"/>
      <style:text-properties fo:font-size="16.3999996185303pt"/>
    </style:style>
    <style:style style:name="Focus1-outline4" style:family="presentation" style:parent-style-name="Focus1-outline3">
      <style:paragraph-properties fo:margin-left="0cm" fo:margin-right="0cm" fo:margin-top="0cm" fo:margin-bottom="0.171cm" fo:text-indent="0cm"/>
      <style:text-properties fo:font-size="14pt"/>
    </style:style>
    <style:style style:name="Focus1-outline5" style:family="presentation" style:parent-style-name="Focus1-outline4">
      <style:paragraph-properties fo:margin-left="0cm" fo:margin-right="0cm" fo:margin-top="0cm" fo:margin-bottom="0.085cm" fo:text-indent="0cm"/>
      <style:text-properties fo:font-size="12pt"/>
    </style:style>
    <style:style style:name="Focus1-outline6" style:family="presentation" style:parent-style-name="Focus1-outline5">
      <style:paragraph-properties fo:margin-left="0cm" fo:margin-right="0cm" fo:margin-top="0cm" fo:margin-bottom="0.085cm" fo:text-indent="0cm"/>
      <style:text-properties fo:font-size="10.3000001907349pt"/>
    </style:style>
    <style:style style:name="Focus1-outline7" style:family="presentation" style:parent-style-name="Focus1-outline6">
      <style:paragraph-properties fo:margin-left="0cm" fo:margin-right="0cm" fo:margin-top="0cm" fo:margin-bottom="0.085cm" fo:text-indent="0cm"/>
      <style:text-properties fo:font-size="8.80000019073486pt"/>
    </style:style>
    <style:style style:name="Focus1-outline8" style:family="presentation" style:parent-style-name="Focus1-outline7">
      <style:paragraph-properties fo:margin-left="0cm" fo:margin-right="0cm" fo:margin-top="0cm" fo:margin-bottom="0.085cm" fo:text-indent="0cm"/>
      <style:text-properties fo:font-size="7.5pt"/>
    </style:style>
    <style:style style:name="Focus1-outline9" style:family="presentation" style:parent-style-name="Focus1-outline8">
      <style:paragraph-properties fo:margin-left="0cm" fo:margin-right="0cm" fo:margin-top="0cm" fo:margin-bottom="0.085cm" fo:text-indent="0cm"/>
      <style:text-properties fo:font-size="6.40000009536743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2.2999992370605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342cm" fo:text-indent="0cm"/>
      <style:text-properties fo:font-size="20.6000003814697pt"/>
    </style:style>
    <style:style style:name="Focus2-outline3" style:family="presentation" style:parent-style-name="Focus2-outline2">
      <style:paragraph-properties fo:margin-left="0cm" fo:margin-right="0cm" fo:margin-top="0cm" fo:margin-bottom="0.257cm" fo:text-indent="0cm"/>
      <style:text-properties fo:font-size="17.2000007629395pt"/>
    </style:style>
    <style:style style:name="Focus2-outline4" style:family="presentation" style:parent-style-name="Focus2-outline3">
      <style:paragraph-properties fo:margin-left="0cm" fo:margin-right="0cm" fo:margin-top="0cm" fo:margin-bottom="0.171cm" fo:text-indent="0cm"/>
      <style:text-properties fo:font-size="13.6999998092651pt"/>
    </style:style>
    <style:style style:name="Focus2-outline5" style:family="presentation" style:parent-style-name="Focus2-outline4">
      <style:paragraph-properties fo:margin-left="0cm" fo:margin-right="0cm" fo:margin-top="0cm" fo:margin-bottom="0.085cm" fo:text-indent="0cm"/>
      <style:text-properties fo:font-size="11.8000001907349pt"/>
    </style:style>
    <style:style style:name="Focus2-outline6" style:family="presentation" style:parent-style-name="Focus2-outline5">
      <style:paragraph-properties fo:margin-left="0cm" fo:margin-right="0cm" fo:margin-top="0cm" fo:margin-bottom="0.085cm" fo:text-indent="0cm"/>
      <style:text-properties fo:font-size="10.1000003814697pt"/>
    </style:style>
    <style:style style:name="Focus2-outline7" style:family="presentation" style:parent-style-name="Focus2-outline6">
      <style:paragraph-properties fo:margin-left="0cm" fo:margin-right="0cm" fo:margin-top="0cm" fo:margin-bottom="0.085cm" fo:text-indent="0cm"/>
      <style:text-properties fo:font-size="8.60000038146973pt"/>
    </style:style>
    <style:style style:name="Focus2-outline8" style:family="presentation" style:parent-style-name="Focus2-outline7">
      <style:paragraph-properties fo:margin-left="0cm" fo:margin-right="0cm" fo:margin-top="0cm" fo:margin-bottom="0.085cm" fo:text-indent="0cm"/>
      <style:text-properties fo:font-size="7.40000009536743pt"/>
    </style:style>
    <style:style style:name="Focus2-outline9" style:family="presentation" style:parent-style-name="Focus2-outline8">
      <style:paragraph-properties fo:margin-left="0cm" fo:margin-right="0cm" fo:margin-top="0cm" fo:margin-bottom="0.085cm" fo:text-indent="0cm"/>
      <style:text-properties fo:font-size="6.3000001907348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7.3999996185303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42cm" fo:text-indent="0cm"/>
      <style:text-properties fo:font-size="24pt"/>
    </style:style>
    <style:style style:name="Focus3-outline3" style:family="presentation" style:parent-style-name="Focus3-outline2">
      <style:paragraph-properties fo:margin-left="0cm" fo:margin-right="0cm" fo:margin-top="0cm" fo:margin-bottom="0.257cm" fo:text-indent="0cm"/>
      <style:text-properties fo:font-size="20.6000003814697pt"/>
    </style:style>
    <style:style style:name="Focus3-outline4" style:family="presentation" style:parent-style-name="Focus3-outline3">
      <style:paragraph-properties fo:margin-left="0cm" fo:margin-right="0cm" fo:margin-top="0cm" fo:margin-bottom="0.171cm" fo:text-indent="0cm"/>
      <style:text-properties fo:font-size="17.2000007629395pt"/>
    </style:style>
    <style:style style:name="Focus3-outline5" style:family="presentation" style:parent-style-name="Focus3-outline4">
      <style:paragraph-properties fo:margin-left="0cm" fo:margin-right="0cm" fo:margin-top="0cm" fo:margin-bottom="0.085cm" fo:text-indent="0cm"/>
      <style:text-properties fo:font-size="17.2000007629395pt"/>
    </style:style>
    <style:style style:name="Focus3-outline6" style:family="presentation" style:parent-style-name="Focus3-outline5">
      <style:paragraph-properties fo:margin-left="0cm" fo:margin-right="0cm" fo:margin-top="0cm" fo:margin-bottom="0.085cm" fo:text-indent="0cm"/>
      <style:text-properties fo:font-size="17.2000007629395pt"/>
    </style:style>
    <style:style style:name="Focus3-outline7" style:family="presentation" style:parent-style-name="Focus3-outline6">
      <style:paragraph-properties fo:margin-left="0cm" fo:margin-right="0cm" fo:margin-top="0cm" fo:margin-bottom="0.085cm" fo:text-indent="0cm"/>
      <style:text-properties fo:font-size="17.2000007629395pt"/>
    </style:style>
    <style:style style:name="Focus3-outline8" style:family="presentation" style:parent-style-name="Focus3-outline7">
      <style:paragraph-properties fo:margin-left="0cm" fo:margin-right="0cm" fo:margin-top="0cm" fo:margin-bottom="0.085cm" fo:text-indent="0cm"/>
      <style:text-properties fo:font-size="17.2000007629395pt"/>
    </style:style>
    <style:style style:name="Focus3-outline9" style:family="presentation" style:parent-style-name="Focus3-outline8">
      <style:paragraph-properties fo:margin-left="0cm" fo:margin-right="0cm" fo:margin-top="0cm" fo:margin-bottom="0.085cm" fo:text-indent="0cm"/>
      <style:text-properties fo:font-size="17.200000762939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4.2999992370605pt" fo:font-style="normal" fo:text-shadow="none" style:text-underline-style="none" fo:font-weight="normal" style:letter-kerning="true" style:font-size-asian="20.6000003814697pt" style:font-size-complex="20.6000003814697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29cm" svg:height="1.241cm" svg:x="19.359cm" svg:y="16.39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284cm" svg:height="18.086cm" svg:x="-0.096cm" svg:y="0cm">
        <draw:image xlink:href="Pictures/2000000E0000634100004A4C8B8C0B6EC20B2683.svm" xlink:type="simple" xlink:show="embed" xlink:actuate="onLoad">
          <text:p/>
        </draw:image>
        <draw:image xlink:href="Pictures/10000200000003AC000002C098AC55A350DBAE03.png" xlink:type="simple" xlink:show="embed" xlink:actuate="onLoad"/>
      </draw:frame>
      <draw:frame presentation:style-name="Focus-outline1" draw:layer="backgroundobjects" svg:width="6.862cm" svg:height="5.884cm" svg:x="10.032cm" svg:y="6.067cm" presentation:class="outline" presentation:placeholder="true">
        <draw:text-box/>
      </draw:frame>
      <draw:frame presentation:style-name="Focus-title" draw:layer="backgroundobjects" svg:width="10.82cm" svg:height="3.005cm" svg:x="1.35cm" svg:y="0.71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7.285cm" svg:height="18.092cm" svg:x="-0.098cm" svg:y="0cm">
        <draw:image xlink:href="Pictures/2000000E0000634100004A4C2A08177FA3DF9654.svm" xlink:type="simple" xlink:show="embed" xlink:actuate="onLoad">
          <text:p/>
        </draw:image>
        <draw:image xlink:href="Pictures/10000200000003AC000002C01B4BC8AC0A3E0D20.png" xlink:type="simple" xlink:show="embed" xlink:actuate="onLoad"/>
      </draw:frame>
      <draw:frame presentation:style-name="Focus1-title" draw:layer="backgroundobjects" svg:width="11.706cm" svg:height="3.005cm" svg:x="7.629cm" svg:y="3.29cm" presentation:class="title" presentation:placeholder="true">
        <draw:text-box/>
      </draw:frame>
      <draw:frame presentation:style-name="Focus1-outline1" draw:layer="backgroundobjects" svg:width="11.807cm" svg:height="8.077cm" svg:x="7.628cm" svg:y="6.498cm" presentation:class="outline" presentation:placeholder="true">
        <draw:text-box/>
      </draw:frame>
      <draw:frame presentation:style-name="Mpr4" draw:text-style-name="MP9" draw:layer="backgroundobjects" svg:width="6.29cm" svg:height="1.241cm" svg:x="0.383cm" svg:y="17.016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558cm" svg:height="1.241cm" svg:x="9.234cm" svg:y="17.016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29cm" svg:height="1.241cm" svg:x="20.414cm" svg:y="17.016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7.285cm" svg:height="18.092cm" svg:x="-0.098cm" svg:y="0cm">
        <draw:image xlink:href="Pictures/2000000E0000634100004A4CCD2247D4D39A5527.svm" xlink:type="simple" xlink:show="embed" xlink:actuate="onLoad">
          <text:p/>
        </draw:image>
        <draw:image xlink:href="Pictures/10000200000003AC000002C03E90ED9E8C8D32DB.png" xlink:type="simple" xlink:show="embed" xlink:actuate="onLoad"/>
      </draw:frame>
      <draw:frame presentation:style-name="Focus2-title" draw:layer="backgroundobjects" svg:width="17.659cm" svg:height="3.005cm" svg:x="4.727cm" svg:y="0.717cm" presentation:class="title" presentation:placeholder="true">
        <draw:text-box/>
      </draw:frame>
      <draw:frame presentation:style-name="Focus2-outline1" draw:layer="backgroundobjects" svg:width="17.659cm" svg:height="11.596cm" svg:x="4.727cm" svg:y="4.212cm" presentation:class="outline" presentation:placeholder="true">
        <draw:text-box/>
      </draw:frame>
      <draw:frame presentation:style-name="Mpr7" draw:text-style-name="MP15" draw:layer="backgroundobjects" svg:width="6.29cm" svg:height="1.241cm" svg:x="0.383cm" svg:y="17.016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558cm" svg:height="1.241cm" svg:x="9.234cm" svg:y="17.016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29cm" svg:height="1.241cm" svg:x="20.414cm" svg:y="17.016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7.285cm" svg:height="18.092cm" svg:x="-0.098cm" svg:y="0cm">
        <draw:image xlink:href="Pictures/2000000C0000634100004A4C3651558E9C43717A.svm" xlink:type="simple" xlink:show="embed" xlink:actuate="onLoad">
          <text:p/>
        </draw:image>
        <draw:image xlink:href="Pictures/10000200000003AC000002C04370C388FC221A6A.png" xlink:type="simple" xlink:show="embed" xlink:actuate="onLoad"/>
      </draw:frame>
      <draw:frame presentation:style-name="Focus3-title" draw:layer="backgroundobjects" svg:width="23.247cm" svg:height="2.857cm" svg:x="1.876cm" svg:y="1.062cm" presentation:class="title" presentation:placeholder="true">
        <draw:text-box/>
      </draw:frame>
      <draw:frame presentation:style-name="Focus3-outline1" draw:layer="backgroundobjects" svg:width="23.247cm" svg:height="10.603cm" svg:x="1.876cm" svg:y="4.383cm" presentation:class="outline" presentation:placeholder="true">
        <draw:text-box/>
      </draw:frame>
      <draw:frame presentation:style-name="Mpr10" draw:text-style-name="MP15" draw:layer="backgroundobjects" svg:width="6.29cm" svg:height="1.241cm" svg:x="0.383cm" svg:y="17.016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558cm" svg:height="1.241cm" svg:x="9.234cm" svg:y="17.016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29cm" svg:height="1.241cm" svg:x="20.414cm" svg:y="17.016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9T09:13:47.573490746</meta:creation-date>
    <meta:editing-duration>PT7M29S</meta:editing-duration>
    <meta:editing-cycles>2</meta:editing-cycles>
    <meta:generator>LibreOffice/6.0.6.2$Linux_X86_64 LibreOffice_project/0c292870b25a325b5ed35f6b45599d2ea4458e77</meta:generator>
    <dc:title>Focus</dc:title>
    <dc:date>2019-01-29T10:43:25.501543194</dc:date>
    <meta:document-statistic meta:object-count="121"/>
  </office:meta>
</office:document-meta>
</file>